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officeooo:rsid="0016bee6" officeooo:paragraph-rsid="00141e79"/>
    </style:style>
    <style:style style:name="P3" style:family="paragraph" style:parent-style-name="Standard">
      <style:text-properties officeooo:rsid="0021a40a" officeooo:paragraph-rsid="00141e79"/>
    </style:style>
    <style:style style:name="P4" style:family="paragraph" style:parent-style-name="Standard">
      <style:text-properties officeooo:rsid="0016bee6" officeooo:paragraph-rsid="00141e79" fo:background-color="#000000"/>
    </style:style>
    <style:style style:name="P5" style:family="paragraph" style:parent-style-name="Standard">
      <style:text-properties officeooo:paragraph-rsid="00141e79"/>
    </style:style>
    <style:style style:name="P6" style:family="paragraph" style:parent-style-name="Standard">
      <style:text-properties fo:background-color="#b4c7dc"/>
    </style:style>
    <style:style style:name="P7" style:family="paragraph" style:parent-style-name="Standard">
      <style:text-properties fo:background-color="#e0c2cd"/>
    </style:style>
    <style:style style:name="P8" style:family="paragraph" style:parent-style-name="Standard">
      <style:text-properties officeooo:paragraph-rsid="0021a8d4"/>
    </style:style>
    <style:style style:name="P9" style:family="paragraph" style:parent-style-name="Standard">
      <style:text-properties officeooo:rsid="0021a8d4" officeooo:paragraph-rsid="0021a8d4" fo:background-color="#ffff00"/>
    </style:style>
    <style:style style:name="P10" style:family="paragraph" style:parent-style-name="Standard">
      <style:text-properties officeooo:rsid="002ba65a" officeooo:paragraph-rsid="002ba65a" fo:background-color="#ffff00"/>
    </style:style>
    <style:style style:name="P11" style:family="paragraph" style:parent-style-name="Standard">
      <style:text-properties fo:language="en" fo:country="US"/>
    </style:style>
    <style:style style:name="P12" style:family="paragraph" style:parent-style-name="Standard">
      <style:text-properties fo:language="en" fo:country="US" fo:background-color="#e0c2cd"/>
    </style:style>
    <style:style style:name="P13" style:family="paragraph" style:parent-style-name="Standard">
      <style:text-properties officeooo:rsid="00191fc5" officeooo:paragraph-rsid="00191fc5" fo:background-color="#b3cac7"/>
    </style:style>
    <style:style style:name="P14" style:family="paragraph" style:parent-style-name="Standard">
      <style:text-properties fo:background-color="#e0c2cd"/>
    </style:style>
    <style:style style:name="P15" style:family="paragraph" style:parent-style-name="Standard">
      <style:text-properties officeooo:rsid="002da346" officeooo:paragraph-rsid="002da346"/>
    </style:style>
    <style:style style:name="T1" style:family="text">
      <style:text-properties officeooo:rsid="0021a40a"/>
    </style:style>
    <style:style style:name="T2" style:family="text">
      <style:text-properties officeooo:rsid="000b4717"/>
    </style:style>
    <style:style style:name="T3" style:family="text">
      <style:text-properties officeooo:rsid="000d0733" fo:background-color="#ffaa95" loext:char-shading-value="0"/>
    </style:style>
    <style:style style:name="T4" style:family="text">
      <style:text-properties officeooo:rsid="00094b68" fo:background-color="#ffaa95" loext:char-shading-value="0"/>
    </style:style>
    <style:style style:name="T5" style:family="text">
      <style:text-properties officeooo:rsid="00094b68" fo:background-color="#ffffff" loext:char-shading-value="0"/>
    </style:style>
    <style:style style:name="T6" style:family="text">
      <style:text-properties officeooo:rsid="00094b68" fo:background-color="#e8f2a1" loext:char-shading-value="0"/>
    </style:style>
    <style:style style:name="T7" style:family="text">
      <style:text-properties officeooo:rsid="000979ac" fo:background-color="#e8f2a1" loext:char-shading-value="0"/>
    </style:style>
    <style:style style:name="T8" style:family="text">
      <style:text-properties officeooo:rsid="00094b68" fo:background-color="#b4c7dc" loext:char-shading-value="0"/>
    </style:style>
    <style:style style:name="T9" style:family="text">
      <style:text-properties officeooo:rsid="000979ac" fo:background-color="#e0c2cd" loext:char-shading-value="0"/>
    </style:style>
    <style:style style:name="T10" style:family="text">
      <style:text-properties officeooo:rsid="00141e79"/>
    </style:style>
    <style:style style:name="T11" style:family="text">
      <style:text-properties officeooo:rsid="00160df5"/>
    </style:style>
    <style:style style:name="T12" style:family="text">
      <style:text-properties officeooo:rsid="001ce737"/>
    </style:style>
    <style:style style:name="T13" style:family="text">
      <style:text-properties officeooo:rsid="001dfd62"/>
    </style:style>
    <style:style style:name="T14" style:family="text">
      <style:text-properties officeooo:rsid="0021a8d4"/>
    </style:style>
    <style:style style:name="T15" style:family="text">
      <style:text-properties officeooo:rsid="0023905d"/>
    </style:style>
    <style:style style:name="T16" style:family="text">
      <style:text-properties officeooo:rsid="002736a9"/>
    </style:style>
    <style:style style:name="T17" style:family="text">
      <style:text-properties officeooo:rsid="0028b158"/>
    </style:style>
    <style:style style:name="T18" style:family="text">
      <style:text-properties officeooo:rsid="002a395f"/>
    </style:style>
    <style:style style:name="T19" style:family="text">
      <style:text-properties officeooo:rsid="002ba65a"/>
    </style:style>
    <style:style style:name="T20" style:family="text">
      <style:text-properties officeooo:rsid="00094b68" fo:background-color="#b3cac7" loext:char-shading-value="0"/>
    </style:style>
    <style:style style:name="T21" style:family="text">
      <style:text-properties officeooo:rsid="002bbe80"/>
    </style:style>
    <style:style style:name="T22" style:family="text">
      <style:text-properties officeooo:rsid="002d6989"/>
    </style:style>
    <style:style style:name="T23" style:family="text">
      <style:text-properties officeooo:rsid="002da3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DdeLink__1064_1694221593"/><text:bookmark-start text:name="__DdeLink__218_3071252961"/>LGT8FX8P Series – Programming Manual 1.0.4<text:span text:style-name="T1">J</text:span></text:p>
      <text:p text:style-name="P2"><text:span text:style-name="T1">Errata </text:span><text:bookmark-start text:name="__DdeLink__1062_1694221593"/><text:bookmark-end text:name="__DdeLink__1064_1694221593"/>Page 1<text:span text:style-name="T10">7</text:span></text:p>
      <text:p text:style-name="P3">Jake 2019 Oct <text:span text:style-name="T2">10</text:span> <text:bookmark-end text:name="__DdeLink__218_3071252961"/>:m <text:bookmark-end text:name="__DdeLink__1062_1694221593"/></text:p>
      <text:p text:style-name="P2"><text:s/><text:span text:style-name="T3">Discrepancy</text:span><text:span text:style-name="T4"> </text:span><text:span text:style-name="T5"><text:s/></text:span><text:span text:style-name="T6">My </text:span><text:span text:style-name="T7">edited</text:span><text:span text:style-name="T6"> text</text:span><text:span text:style-name="T5"> </text:span><text:span text:style-name="T8">ATMEL</text:span><text:bookmark-start text:name="__DdeLink__112_857938602"/><text:span text:style-name="T20"> </text:span><text:bookmark-end text:name="__DdeLink__112_857938602"/><text:span text:style-name="T8">text</text:span><text:span text:style-name="T5"> </text:span><text:span text:style-name="T9">Original+Google Translate</text:span></text:p>
      <text:p text:style-name="P4">------------------------------------------------------------------------------------------------------</text:p>
      <text:p text:style-name="P5"/>
      <text:p text:style-name="Standard"/>
      <text:p text:style-name="P8">The LGT8FX8P <text:span text:style-name="T11">series</text:span> of microcontrollers <text:span text:style-name="T11">have 3 sections of r</text:span>egister<text:span text:style-name="T12">s in the first 256 addresses of RAM data memory</text:span>. <text:span text:style-name="T13">The first section is the Register File. This consists of the 32 Special Function registers set to addresses 0x00 to 0x1F. The next 64 addresses 0x20 to 0x5F are the Direct I/O Registers. The third section is Extended I/O Registers. This occupies 0x60 to 0xFF. In decimal this breaks down to addresses 0 to 31, 32 through 95, and 96 through 255. The 32x8 Register File has already been described in the CPU Architecture section beginning on page 11. The 64 Direct I/O Registers</text:span> can be accessed via the <text:span text:style-name="T18">faster</text:span> IN/OUT instruction<text:span text:style-name="T12">s</text:span>. The <text:span text:style-name="T16">following</text:span> <text:span text:style-name="T14">160 Extended I/O R</text:span>egisters <text:span text:style-name="T14">from</text:span> 0x60-0xFF a<text:span text:style-name="T14">re</text:span> mapped to the data storage space. <text:span text:style-name="T14">This means these registers</text:span> <text:span text:style-name="T14">are</text:span> accessed by <text:span text:style-name="T18">the slower data addressing</text:span> commands such as ST/STS/STD and LD/LDS/LDD.</text:p>
      <text:p text:style-name="Standard"/>
      <text:p text:style-name="P9">NOTE: major rewrite here. I was initially confused while trying to figure out what either datasheet was trying to communicate when I read this for the first time a couple of weeks ago. If we’re going to call this an “overview” or “introduction” at least answer the <text:span text:style-name="T15">most basic</text:span> que<text:span text:style-name="T15">stions</text:span> of what are we talking about, where does it begin and end, and what <text:span text:style-name="T17">the total</text:span> size i<text:span text:style-name="T15">s from the start</text:span>. The original text starts with <text:span text:style-name="T15">an excuse for complexity with a salesman’s sleazy redirect tactic, then</text:span> jumps to the middle of the subject <text:span text:style-name="T17">space</text:span> <text:span text:style-name="T15">and</text:span> starts tossing out important information without grounding the subject to an intuitive <text:span text:style-name="T15">landscape, or telling the reader the first section was already covered in a seemingly unrelated description at least to the uninitiated, reading for the first time. Then goes back and tries to layout the landscape.</text:span></text:p>
      <text:p text:style-name="P6">The ATmega48P/88P/168P/328P is a complex microcontroller with more peripheral units than</text:p>
      <text:p text:style-name="P6">can be supported within the 64 locations reserved in the Opcode for the IN and OUT instruc-</text:p>
      <text:p text:style-name="P6">tions. For the Extended I/O space from 0x60 - 0xFF in SRAM, only the ST/STS/STD and</text:p>
      <text:p text:style-name="P6">LD/LDS/LDD instructions can be used.</text:p>
      <text:p text:style-name="Standard"/>
      <text:p text:style-name="P7">The LGT8FX8P family of microcontrollers is a relatively complex microcontroller that supports many different types of peripherals whose controllers are allocated in 64 I/O register spaces. It can be accessed directly via the IN/OUT instruction. The control registers of other peripherals are allocated in the 0x60~0xFF area. Since this part of the space is mapped into the data storage space, it can only be accessed by commands such as ST/STS/STD and LD/LDS/LDD.</text:p>
      <text:p text:style-name="P7">LGT8FX8P系列微控制器是一种相对复杂的微控制器,它支持多种不同类型的外设,这些外设的控制器被分配在64个I/O寄存器空间内。可以直接通过IN/OUT指令访问。另一些外设的控制寄存器分配在0x60~0xFF 区域内,由于这部分空间是映射到数据存储空间内,只能通过ST/STS/STD以及LD/LDS/LDD等指令访问。</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ext:p>
      <text:p text:style-name="P1">The data <text:span text:style-name="T18">memory</text:span> of LGT8FX8P starts from 0 address and maps <text:span text:style-name="T18">the General Purpose R</text:span>egister, <text:span text:style-name="T18">Direct</text:span> I/O, <text:span text:style-name="T18">E</text:span>xtended I/O, and internal data SRAM space. The first 32 byte addresses correspond to the 32 general working registers of the LGT8XM core. The next 64 addresses are standard I/O spaces that can be accessed directly by the IN/OUT instruction. The next 160 addresses are the <text:span text:style-name="T19">E</text:span>xtended I/O space, followed by a maximum of 2K bytes of data SRAM. The portion of the space from 0x4000 to the end of 0xBFFF maps the FLASH program memory location.</text:p>
      <text:p text:style-name="Standard"/>
      <text:p text:style-name="P10">(this is the area they were replacing but it is completely rewritten)</text:p>
      <text:p text:style-name="P13">The lower 768/1280/1280/2303 data memory locations address both the Register File, the I/O</text:p>
      <text:p text:style-name="P13">memory, Extended I/O memory, and the internal data SRAM. The first 32 locations address the</text:p>
      <text:p text:style-name="P13">Register File, the next 64 location the standard I/O memory, then 160 locations of Extended I/O</text:p>
      <text:p text:style-name="P13">memory, and the next 512/1024/1024/2048 locations address the internal data SRAM.</text:p>
      <text:p text:style-name="Standard"/>
      <text:p text:style-name="P12">The system data storage space of LGT8FX8P starts from 0 address and maps common working register file, I/O space, extended I/O space and internal data SRAM space. The first 32 byte addresses correspond to the 32 general working registers of the LGT8XM core. The next 64 addresses are standard I/O spaces that can be accessed directly by the IN/OUT instruction. The next 160 addresses are the extended I/O space, followed by a maximum of 2K bytes of data SRAM. The portion of the space from 0x4000 to the end of 0xBFFF maps the FLASH program memory location.</text:p>
      <text:p text:style-name="P14">LGT8FX8P的系统数据存储空间从0地址开始,分别映射了通用工作寄存器文件,I/O空间,扩展I/O空间以及内部数据SRAM空间。最开始的32个字节地址对应LGT8XM内核32个通用工作寄存器。接下来的64个地址是可以通过IN/OUT指令直接访问的标准I/O空间。然后的160个地址是扩展I/O空间,在接下来就是最多2K字节的数据SRAM。从0x4000开始到0xBFFF结束的这部分空间,映射了FLASH程序存储单元。</text:p>
      <text:p text:style-name="Standard"/>
      <text:p text:style-name="Standard"/>
      <text:p text:style-name="Standard">The 1K<text:span text:style-name="T22">B</text:span> <text:span text:style-name="T22">(LGT8F88P/LGT8F168P) or </text:span>2K<text:span text:style-name="T22">B (LGT8F328P)</text:span> <text:span text:style-name="T22">of </text:span>SRAM is mapped to two <text:span text:style-name="T22">separate</text:span> spaces. Th<text:span text:style-name="T22">e first</text:span> space from 0x0100 to 0x0900 is read and written by the <text:span text:style-name="T21">CPU</text:span> in 8-bit bytes. <text:span text:style-name="T22">The second SRAM space s</text:span>tarting from 0x2100 to 0x2900 is a 16-bit wide access space. The system RAM is mapped to the high-order address starting from 0x2100 and is <text:span text:style-name="T23">designed</text:span> to work with the uDSU module to achieve efficient 16-bit data storage. When programming, the normal 8-bit address is offset by 0x2000 to switch to 16-bit access mode.</text:p>
      <text:p text:style-name="Standard"/>
      <text:p text:style-name="P15">(obviously this ain’t in grandpa’s Atmel datasheet)</text:p>
      <text:p text:style-name="Standard"/>
      <text:p text:style-name="Standard">The 1K/2K byte SRAM in the system is mapped to two spaces, respectively. This space from 0x0100 to 0x0900 is read and written by the kernel in 8-bit bytes. Starting from 0x2100 to 0x2900, this area is a 16-bit wide access space. The system RAM is mapped to the high-order address starting from 0x2100 and is mainly used to work with the uDSU module to achieve efficient 16-bit data storage. When programming, the normal 8-bit addressing variable address is offset by 0x2000 to switch to 16-bit access mode.</text:p>
      <text:p text:style-name="Standard">系统内1K/2K字节SRAM被分别映射到两个空间。从0x0100开始到0x0900结束的这个空间被内核以 8 位字节的宽度读写。从0x2100开始到0x2900结束这个区域为16位宽度的访问空间。系统RAM被映射到0x2100开始的高位地址主要用于配合uDSU模块工作,实现高效的16位数据存储。在编程时,将普通的 8 位寻址变量地址加上0x2000的偏移量,即可切换到 16 位访问模式。</text:p>
      <text:p text:style-name="Standard"/>
      <text:p text:style-name="Standard"/>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6:59:28.226436502</meta:creation-date>
    <dc:date>2019-10-11T19:51:55.482805377</dc:date>
    <meta:editing-duration>PT2H49M38S</meta:editing-duration>
    <meta:editing-cycles>6</meta:editing-cycles>
    <meta:generator>LibreOffice/6.2.7.1$Linux_X86_64 LibreOffice_project/20$Build-1</meta:generator>
    <meta:document-statistic meta:table-count="0" meta:image-count="0" meta:object-count="0" meta:page-count="3" meta:paragraph-count="25" meta:word-count="1292" meta:character-count="5851" meta:non-whitespace-character-count="4991"/>
  </office:meta>
</office:document-meta>
</file>